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6">
      <style:text-properties officeooo:paragraph-rsid="001023c6"/>
    </style:style>
    <style:style style:name="T1" style:family="text">
      <style:text-properties officeooo:rsid="001023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orno Urbano</text:p>
      <text:h text:style-name="Heading_20_1" text:outline-level="1">Registro </text:h>
      <text:h text:style-name="Heading_20_1" text:outline-level="1">Bienvenida (inauguración) </text:h>
      <text:p text:style-name="Text_20_body">Bienvenida por rafael perez</text:p>
      <text:h text:style-name="Heading_20_1" text:outline-level="1">Introducción – Presentación de resultados del taller 1 y explicación de la dinámica </text:h>
      <text:p text:style-name="Text_20_body">Rodrigo explica resultados del 1 taller, ver reto completo de las 6 mesas, 30 problemas.</text:p>
      <text:h text:style-name="Heading_20_1" text:outline-level="1">Ejercicio de construcción de la visión – Futuro deseable </text:h>
      <text:p text:style-name="Text_20_body">Javier ramos explica ejercicio del formato 1,</text:p>
      <text:h text:style-name="Heading_20_1" text:outline-level="1">Ronda para enriquecer la visión – Intermesas</text:h>
      <text:p text:style-name="Text_20_body">Problema 1:</text:p>
      <text:list xml:id="list8101811041690703309" text:style-name="L1">
        <text:list-item>
          <text:p text:style-name="P1">En 15 años ciudad con crecimiento ordenado redensificado.</text:p>
        </text:list-item>
        <text:list-item>
          <text:p text:style-name="P1">Que cuente con organismos capaces de potencializar los recursos, sistema integral de agua potable de calidad al 100% de la población.</text:p>
        </text:list-item>
        <text:list-item>
          <text:p text:style-name="P1">Reutilización de agua residual.</text:p>
        </text:list-item>
        <text:list-item>
          <text:p text:style-name="P1">Alumbrado público que utiliza energía renovable.</text:p>
        </text:list-item>
        <text:list-item>
          <text:p text:style-name="P1">Red de drenaje pluvial que evita las inundaciones en la ciudad.</text:p>
        </text:list-item>
        <text:list-item>
          <text:p text:style-name="P1">30% de las calles construidas con concreto hidráulico.</text:p>
        </text:list-item>
        <text:list-item>
          <text:p text:style-name="P1">Contar con infraestructura de internet al 75% y la población el 75% paga sus servicios (agua, drenaje).</text:p>
        </text:list-item>
        <text:list-item>
          <text:p text:style-name="P1">Tener vialidades urbanas interconectadas eficientes y amplias respetando la movilidad de las personas (ciclo vías).</text:p>
        </text:list-item>
        <text:list-item>
          <text:p text:style-name="P1">Importancia de contar con infraestructura adecuada para población vulnerable (discapacitados).</text:p>
        </text:list-item>
        <text:list-item>
          <text:p text:style-name="P1">Una visión metropolitana de toda la zona conurbada.</text:p>
        </text:list-item>
        <text:list-item>
          <text:p text:style-name="P1">Plantas tratadoras suficientes y eficientes.</text:p>
        </text:list-item>
        <text:list-item>
          <text:p text:style-name="P1"><text:soft-page-break/>Se mantiene eficiencia en la operación y mantenimiento de las redes de infraestructura.</text:p>
        </text:list-item>
        <text:list-item>
          <text:p text:style-name="P1">En 25 años se tiene planeado el crecimiento de la población en base a la vocación de infraestructura.</text:p>
        </text:list-item>
        <text:list-item>
          <text:p text:style-name="P1">Implementación de edición y capacitación de manuales de infraestructura estándar para la zona metropolitana del cumplimiento obligatorio para todos los desarrolladores.</text:p>
        </text:list-item>
        <text:list-item>
          <text:p text:style-name="P1">Metrópoli con tecnología aplicada a energías renovables.</text:p>
        </text:list-item>
        <text:list-item>
          <text:p text:style-name="P1">Transporte público de buen nivel y buen flujo de movilidad urbana, saneamiento de mejora de redes hidráulicas. Inversiones públicas eficientes y transparentes.</text:p>
        </text:list-item>
      </text:list>
      <text:p text:style-name="Text_20_body">Problema 2:</text:p>
      <text:list xml:id="list2486491413969885246" text:style-name="L2">
        <text:list-item>
          <text:p text:style-name="P2">Adoptar planes modelo de otras ciudades, comité de vigilancia y seguimiento de planes y reglamentos.</text:p>
        </text:list-item>
        <text:list-item>
          <text:p text:style-name="P2">Metrópoli con reglamentos homologados entre las ciudades de la ZML, hay orden jurídico en materia de usos de suelo.</text:p>
        </text:list-item>
        <text:list-item>
          <text:p text:style-name="P2">ZML con un plan de desarrollo urbano metropolitano actualizado con atención especial en los usos de suelo mixtos.</text:p>
        </text:list-item>
        <text:list-item>
          <text:p text:style-name="P2">Facilidades en otorgamiento de licencias de construcción.</text:p>
        </text:list-item>
        <text:list-item>
          <text:p text:style-name="P2">Manejo eficiente en la operación, ejecución y aplicación de los planes y reglamentos.</text:p>
        </text:list-item>
        <text:list-item>
          <text:p text:style-name="P2">Creación de un implan metropolitano.</text:p>
        </text:list-item>
        <text:list-item>
          <text:p text:style-name="P2">Plan influyente de todos los sectores, avalado por la sociedad civil, con buena difusión y avalado por la ciudad.</text:p>
        </text:list-item>
        <text:list-item>
          <text:p text:style-name="P2">Que el comité tenga autoridad para que se cumpla y que exista un organismo acreditado que sea el que este actualizando y revisando reglamentos metropolitanos.</text:p>
        </text:list-item>
        <text:list-item>
          <text:p text:style-name="P2">Respetar el plan director, tener un gobierno en línea (gobierno digital), ser un gobierno firme.</text:p>
        </text:list-item>
        <text:list-item>
          <text:p text:style-name="P2">ZML se caracteriza con contar un observatorio urbano donde se da seguimiento a las acciones planes proyectos e indicadores.</text:p>
        </text:list-item>
        <text:list-item>
          <text:p text:style-name="P2">Que el consejo metropolitano tenga facultades para dar seguimiento y observancia al programa metropolitano, reglamentos homologado y congruente al plan metropolitano.</text:p>
        </text:list-item>
        <text:list-item>
          <text:p text:style-name="P2">Plan sin privilegiar sectores .</text:p>
        </text:list-item>
      </text:list>
      <text:p text:style-name="Text_20_body">Problema 3:</text:p>
      <text:list xml:id="list3592547833965517230" text:style-name="L3">
        <text:list-item>
          <text:p text:style-name="P3">Tenemos fraccionamientos verticales, centro histórico regenerado y recuperar la vivienda deshabitada, índice 0 de vivienda desocupada.</text:p>
        </text:list-item>
        <text:list-item>
          <text:p text:style-name="P3">Establecer en el plan e desarrollo acciones que promuevan redensificación.</text:p>
        </text:list-item>
        <text:list-item>
          <text:p text:style-name="P3"><text:soft-page-break/>Crecimiento equilibrado con la infraestructura.</text:p>
        </text:list-item>
        <text:list-item>
          <text:p text:style-name="P3">Adecuada zonificación adecuada en usos y destinos.</text:p>
        </text:list-item>
        <text:list-item>
          <text:p text:style-name="P3">Inexistencia de lotes baldios en el centro urbano.</text:p>
        </text:list-item>
        <text:list-item>
          <text:p text:style-name="P3">Usos mixtos en el centro urbano.</text:p>
        </text:list-item>
        <text:list-item>
          <text:p text:style-name="P3">Rescate de sectores urbanos abandonados.</text:p>
        </text:list-item>
        <text:list-item>
          <text:p text:style-name="P3">ZML tiene una cultura de adaptación al cambio.</text:p>
        </text:list-item>
        <text:list-item>
          <text:p text:style-name="P3">ZML segura que permite retener a la población.</text:p>
        </text:list-item>
        <text:list-item>
          <text:p text:style-name="P3">Ciudad compacta.</text:p>
        </text:list-item>
        <text:list-item>
          <text:p text:style-name="P3">Planes actualizados y dinámicos.</text:p>
        </text:list-item>
        <text:list-item>
          <text:p text:style-name="P3">ZML EL 30% De la vivienda sea vertical.</text:p>
        </text:list-item>
        <text:list-item>
          <text:p text:style-name="P3">Optima articulación vial, congruente continuidad en los usos de suelo.</text:p>
        </text:list-item>
        <text:list-item>
          <text:p text:style-name="P3">ZML ocupa el 75% de los vacíos urbanos.</text:p>
        </text:list-item>
      </text:list>
      <text:p text:style-name="Text_20_body">Problema 4:</text:p>
      <text:list xml:id="list8703738611111263230" text:style-name="L4">
        <text:list-item>
          <text:p text:style-name="P4">Áreas verdes distribuidas aprovechando las áreas de donación municipal.</text:p>
        </text:list-item>
        <text:list-item>
          <text:p text:style-name="P4">Metrópoli con % áreas verdes superiores por encima de la norma mundial (15m2/hab).</text:p>
        </text:list-item>
        <text:list-item>
          <text:p text:style-name="P4">Espacios públicos con mantenimiento permanente.</text:p>
        </text:list-item>
        <text:list-item>
          <text:p text:style-name="P4">Población consiente para dar mantenimiento a espacios públicos.</text:p>
        </text:list-item>
        <text:list-item>
          <text:p text:style-name="P4">Áreas de sesión debidamente equipadas.</text:p>
        </text:list-item>
        <text:list-item>
          <text:p text:style-name="P4">90% de la población tienen acceso a espacios urbanos.</text:p>
        </text:list-item>
        <text:list-item>
          <text:p text:style-name="P4">Que exista una forma de evaluar estándares de calidad de los espacios públicos.</text:p>
        </text:list-item>
        <text:list-item>
          <text:p text:style-name="P4">Metrópoli segura para que la gente vuelva a los espacios públicos (retomar las calles).</text:p>
        </text:list-item>
        <text:list-item>
          <text:p text:style-name="P4">Integración ciudadana en la operación y mantenimiento de los espacios públicos.</text:p>
        </text:list-item>
        <text:list-item>
          <text:p text:style-name="P4">10% del área de la mancha urbana sean áreas verdes.</text:p>
        </text:list-item>
        <text:list-item>
          <text:p text:style-name="P4">Adaptar los inmuebles del centro histórico catalogados como casas de cultura, restaurantes, museos.</text:p>
        </text:list-item>
        <text:list-item>
          <text:p text:style-name="P4">Ciudad reforestada con espacios públicos recuperados.</text:p>
        </text:list-item>
      </text:list>
      <text:p text:style-name="Text_20_body">Problema 5:</text:p>
      <text:list xml:id="list5844044823000701226" text:style-name="L5">
        <text:list-item>
          <text:p text:style-name="P5">Barrios integrados a la dinámica social, cultural y laboral de la ciudad.</text:p>
        </text:list-item>
        <text:list-item>
          <text:p text:style-name="P5">Barrios totalmente seguros y con una dinámica interinstitucional para.</text:p>
        </text:list-item>
        <text:list-item>
          <text:p text:style-name="P5">Barrios con equipamiento de comercio, servicios, con infraestructura escolar y fuentes de <text:soft-page-break/>empleo cercanos.</text:p>
        </text:list-item>
        <text:list-item>
          <text:p text:style-name="P5">75% de los barrios están en proceso de regeneración.</text:p>
        </text:list-item>
        <text:list-item>
          <text:p text:style-name="P5">Barrios con vivienda digna.</text:p>
        </text:list-item>
        <text:list-item>
          <text:p text:style-name="P5">Barrios con empoderamiento ciudadano.</text:p>
        </text:list-item>
        <text:list-item>
          <text:p text:style-name="P5">Barrios autosuficientes y socialmente sostenibles.</text:p>
        </text:list-item>
        <text:list-item>
          <text:p text:style-name="P5">Barrios seguros caminables, iluminados y con transporte p<text:span text:style-name="T1">ú</text:span>blico.</text:p>
        </text:list-item>
      </text:list>
      <text:h text:style-name="Heading_20_1" text:outline-level="1">Integración de la visión</text:h>
      <text:list xml:id="list5669095565965905735" text:style-name="L6">
        <text:list-item>
          <text:p text:style-name="P6">Javier de la fuente: tener visión metropolitana, pensar metropolitanamente.</text:p>
        </text:list-item>
        <text:list-item>
          <text:p text:style-name="P6">Tomas <text:span text:style-name="T1">G</text:span>alv<text:span text:style-name="T1">á</text:span>n: Dar seguimiento al plan.</text:p>
        </text:list-item>
        <text:list-item>
          <text:p text:style-name="P7"><text:span text:style-name="T1">I</text:span>ng Gabriel <text:span text:style-name="T1">C</text:span>alvillo: Estudio integral del drenaje pluvial.</text:p>
        </text:list-item>
      </text:list>
      <text:h text:style-name="Heading_20_1" text:outline-level="1">Propuesta de objetivos y metas</text:h>
      <text:h text:style-name="Heading_20_1" text:outline-level="1">Conclusión</text:h>
      <text:h text:style-name="Heading_20_1" text:outline-level="1">Agradecimiento y despedida</text:h>
      <text:h text:style-name="Heading_20_1" text:outline-level="1">Hora de finalizació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4-10-31T14:13:35.647731445</meta:creation-date>
    <dc:date>2014-10-31T14:34:13.375380789</dc:date>
    <dc:creator>Guillermo Valdés Lozano</dc:creator>
    <meta:editing-duration>PT19M59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4" meta:paragraph-count="84" meta:word-count="832" meta:character-count="5349" meta:non-whitespace-character-count="4659"/>
  </office:meta>
</office:document-meta>
</file>